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7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8" office:value-type="string" calcext:value-type="string">
            <text:p>Activity </text:p>
          </table:table-cell>
          <table:table-cell table:style-name="ce28" office:value-type="string" calcext:value-type="string">
            <text:p>Time (hours)</text:p>
          </table:table-cell>
        </table:table-row>
        <table:table-row table:style-name="ro1">
          <table:table-cell table:style-name="ce29" office:value-type="string" calcext:value-type="string">
            <text:p>internal meeting</text:p>
          </table:table-cell>
          <table:table-cell table:style-name="ce31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external meeting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29" office:value-type="string" calcext:value-type="string">
            <text:p>design description fixe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p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eting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llo/GIT/sla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presentation (irl)</text:p>
          </table:table-cell>
          <table:table-cell office:value-type="float" office:value="3" calcext:value-type="float">
            <text:p>3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00-00-00</text:date>, <text:time style:data-style-name="N2" text:time-value="09:50:56.049952752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07T09:51:18.949386766</dc:date>
    <meta:editing-duration>PT17M19S</meta:editing-duration>
    <meta:editing-cycles>12</meta:editing-cycles>
    <meta:generator>LibreOffice/5.1.4.2$Linux_X86_64 LibreOffice_project/10m0$Build-2</meta:generator>
    <meta:document-statistic meta:table-count="10" meta:cell-count="97" meta:object-count="0"/>
  </office:meta>
</office:document-meta>
</file>